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caa5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3">Oculus Rift Dev Kit 2</text:span></text:p>
      <text:p text:style-name="P1"><text:span text:style-name="T2">Teile</text:span>: <text:span text:style-name="T3">Headset mit Kabel, Stromadapter + 4 Aufsätze, Positionstracker + USB Kabel + Sync Kabel, 2x Paare Linsen, Putztuch, Adapter DVI zu HDMI, Handbuch, Box</text:span></text:p>
      <text:p text:style-name="P3">ID : IFSR-02-00<text:span text:style-name="T3">2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21S</meta:editing-duration>
    <meta:editing-cycles>14</meta:editing-cycles>
    <meta:generator>LibreOffice/4.3.6.2$Windows_x86 LibreOffice_project/d50a87b2e514536ed401c18000dad4660b6a169e</meta:generator>
    <dc:date>2015-12-31T14:12:31.297000000</dc:date>
    <meta:print-date>2015-12-31T14:12:14.668000000</meta:print-date>
    <meta:document-statistic meta:table-count="0" meta:image-count="0" meta:object-count="1" meta:page-count="1" meta:paragraph-count="3" meta:word-count="34" meta:character-count="210" meta:non-whitespace-character-count="1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